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min-decimal-places="2" number:grouping="true"/>
    </number:number-style>
    <style:style style:name="ce1" style:family="table-cell" style:parent-style-name="Default" style:data-style-name="N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12.544cm" svg:x="6.874cm" svg:y="0.551cm">
            <draw:object draw:notify-on-update-of-ranges="Sheet1.B2:Sheet1.B2 Sheet1.B3:Sheet1.B40 Sheet1.C2:Sheet1.C2 Sheet1.C3:Sheet1.C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V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/>
          <table:table-cell office:value-type="float" office:value="4.44" calcext:value-type="float">
            <text:p>4.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4.4" calcext:value-type="float">
            <text:p>4.4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4.35" calcext:value-type="float">
            <text:p>4.3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4.33" calcext:value-type="float">
            <text:p>4.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4.3" calcext:value-type="float">
            <text:p>4.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4.27" calcext:value-type="float">
            <text:p>4.2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4.23" calcext:value-type="float">
            <text:p>4.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4.17" calcext:value-type="float">
            <text:p>4.1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4.11" calcext:value-type="float">
            <text:p>4.1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4.01" calcext:value-type="float">
            <text:p>4.0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3.97" calcext:value-type="float">
            <text:p>3.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.9" calcext:value-type="float">
            <text:p>3.9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3.8" calcext:value-type="float">
            <text:p>3.8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3.73" calcext:value-type="float">
            <text:p>3.7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3.66" calcext:value-type="float">
            <text:p>3.6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3.35" calcext:value-type="float">
            <text:p>3.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.33" calcext:value-type="float">
            <text:p>3.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3.27" calcext:value-type="float">
            <text:p>3.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.23" calcext:value-type="float">
            <text:p>3.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.16" calcext:value-type="float">
            <text:p>3.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.12" calcext:value-type="float">
            <text:p>3.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.1" calcext:value-type="float">
            <text:p>3.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.05" calcext:value-type="float">
            <text:p>3.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3.01" calcext:value-type="float">
            <text:p>3.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2.8" calcext:value-type="float">
            <text:p>2.8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2.72" calcext:value-type="float">
            <text:p>2.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.16" calcext:value-type="float">
            <text:p>2.16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1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2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3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 style:data-style-name="N2" text:time-value="17:33:29.008596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7:33:33.432558186</meta:creation-date>
    <meta:editing-duration>PT6M30S</meta:editing-duration>
    <meta:editing-cycles>2</meta:editing-cycles>
    <meta:generator>LibreOffice/7.0.2.2$Linux_AARCH64 LibreOffice_project/00$Build-2</meta:generator>
    <dc:date>2020-10-25T17:52:10.326619037</dc:date>
    <meta:document-statistic meta:table-count="1" meta:cell-count="5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5">
      <number:number number:decimal-places="2" number:min-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5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2.545cm" xlink:href=".." xlink:type="simple" chart:class="chart:scatter" chart:style-name="ch1">
        <chart:legend chart:legend-position="end" svg:x="11.772cm" svg:y="5.724cm" style:legend-expansion="high" chart:style-name="ch2"/>
        <chart:plot-area chart:style-name="ch3" table:cell-range-address="Sheet1.B2:Sheet1.C40" chart:data-source-has-labels="row" svg:x="0.32cm" svg:y="0.25cm" svg:width="11.132cm" svg:height="12.045cm">
          <chart:coordinate-region svg:x="0.941cm" svg:y="0.449cm" svg:width="10.179cm" svg:height="11.19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3:Sheet1.C40" chart:label-cell-address="Sheet1.C2:Sheet1.C2" chart:class="chart:scatter">
            <chart:domain table:cell-range-address="Sheet1.B3:Sheet1.B40"/>
            <chart:regression-curve chart:style-name="ch8">
              <chart:equation chart:display-equation="true" chart:display-r-square="true"/>
            </chart:regression-curve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emp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44">
                <text:p>4.44</text:p>
                <draw:g>
                  <svg:desc>Sheet1.B3:Sheet1.B40</svg:desc>
                </draw:g>
              </table:table-cell>
              <table:table-cell office:value-type="float" office:value="81">
                <text:p>81</text:p>
                <draw:g>
                  <svg:desc>Sheet1.C3:Sheet1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">
                <text:p>4.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5">
                <text:p>4.3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3">
                <text:p>4.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7">
                <text:p>4.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3">
                <text:p>4.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7">
                <text:p>4.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1">
                <text:p>4.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1">
                <text:p>4.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7">
                <text:p>3.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">
                <text:p>3.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8">
                <text:p>3.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3">
                <text:p>3.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6">
                <text:p>3.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5">
                <text:p>3.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33">
                <text:p>3.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27">
                <text:p>3.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23">
                <text:p>3.2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6">
                <text:p>3.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2">
                <text:p>3.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">
                <text:p>3.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5">
                <text:p>3.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1">
                <text:p>3.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">
                <text:p>2.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2">
                <text:p>2.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6">
                <text:p>2.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AARCH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